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ing_20_1" style:list-style-name="WW8Num2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</style:style>
    <style:style style:name="P2" style:family="paragraph" style:parent-style-name="Heading_20_1" style:list-style-name="WW8Num4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P3" style:family="paragraph" style:parent-style-name="Heading_20_1" style:list-style-name="WW8Num12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</style:style>
    <style:style style:name="P4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</style:style>
    <style:style style:name="P5" style:family="paragraph" style:parent-style-name="Heading_20_1" style:list-style-name="WW8Num8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</style:style>
    <style:style style:name="P6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  <style:text-properties fo:language="it" fo:country="IT"/>
    </style:style>
    <style:style style:name="P7" style:family="paragraph" style:parent-style-name="Heading_20_2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 style:list-style-name="WW8Num2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</style:style>
    <style:style style:name="P10" style:family="paragraph" style:parent-style-name="Standard" style:list-style-name="WW8Num4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P11" style:family="paragraph" style:parent-style-name="Standard" style:list-style-name="WW8Num12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</style:style>
    <style:style style:name="P12" style:family="paragraph" style:parent-style-name="Standard" style:list-style-name="WW8Num6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</style:style>
    <style:style style:name="P13" style:family="paragraph" style:parent-style-name="Standard" style:list-style-name="WW8Num8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</style:style>
    <style:style style:name="P14" style:family="paragraph" style:parent-style-name="Standard" style:list-style-name="WW8Num10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</style:style>
    <style:style style:name="P15" style:family="paragraph" style:parent-style-name="Standard" style:list-style-name="WW8Num3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</style:style>
    <style:style style:name="P16" style:family="paragraph" style:parent-style-name="Standard" style:list-style-name="WW8Num9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P17" style:family="paragraph" style:parent-style-name="Standard" style:list-style-name="WW8Num5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P18" style:family="paragraph" style:parent-style-name="Standard" style:list-style-name="WW8Num1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P19" style:family="paragraph" style:parent-style-name="Standard" style:list-style-name="WW8Num11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</style:style>
    <style:style style:name="P20" style:family="paragraph" style:parent-style-name="Standard">
      <style:text-properties fo:font-size="14pt" style:font-size-asian="14pt"/>
    </style:style>
    <style:style style:name="P21" style:family="paragraph" style:parent-style-name="Standard">
      <style:text-properties fo:font-size="14pt" fo:language="it" fo:country="IT" style:font-size-asian="14pt"/>
    </style:style>
    <style:style style:name="P22" style:family="paragraph" style:parent-style-name="Standard" style:list-style-name="WW8Num12">
      <style:paragraph-properties fo:margin-left="1.27cm" fo:margin-right="0cm" fo:text-indent="-1.27cm" style:auto-text-indent="false">
        <style:tab-stops>
          <style:tab-stop style:position="0.635cm"/>
          <style:tab-stop style:position="3.842cm"/>
        </style:tab-stops>
      </style:paragraph-properties>
    </style:style>
    <style:style style:name="P23" style:family="paragraph" style:parent-style-name="Standard">
      <style:paragraph-properties>
        <style:tab-stops>
          <style:tab-stop style:position="5.943cm"/>
        </style:tab-stops>
      </style:paragraph-properties>
    </style:style>
    <style:style style:name="P24" style:family="paragraph" style:parent-style-name="Standard" style:list-style-name="WW8Num8">
      <style:paragraph-properties fo:margin-left="1.27cm" fo:margin-right="0cm" fo:text-indent="-1.27cm" style:auto-text-indent="false">
        <style:tab-stops>
          <style:tab-stop style:position="0.635cm"/>
          <style:tab-stop style:position="5.861cm"/>
        </style:tab-stops>
      </style:paragraph-properties>
    </style:style>
    <style:style style:name="P25" style:family="paragraph" style:parent-style-name="Standard" style:list-style-name="WW8Num3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  <style:text-properties fo:language="en" fo:country="GB"/>
    </style:style>
    <style:style style:name="P26" style:family="paragraph" style:parent-style-name="Standard" style:list-style-name="WW8Num11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  <style:text-properties fo:language="en" fo:country="GB"/>
    </style:style>
    <style:style style:name="P27" style:family="paragraph" style:parent-style-name="Standard" style:list-style-name="WW8Num7">
      <style:paragraph-properties fo:margin-left="0.635cm" fo:margin-right="0cm" fo:text-indent="-0.635cm" style:auto-text-indent="false">
        <style:tab-stops/>
      </style:paragraph-properties>
    </style:style>
    <style:style style:name="P28" style:family="paragraph" style:parent-style-name="Standard">
      <style:text-properties fo:language="fr" fo:country="FR"/>
    </style:style>
    <style:style style:name="P29" style:family="paragraph" style:parent-style-name="Subtitle">
      <style:text-properties fo:font-weight="normal" style:font-weight-asian="normal" style:font-weight-complex="normal"/>
    </style:style>
    <style:style style:name="T1" style:family="text">
      <style:text-properties fo:language="it" fo:country="IT"/>
    </style:style>
    <style:style style:name="T2" style:family="text">
      <style:text-properties fo:font-size="14pt" style:font-size-asian="14pt"/>
    </style:style>
    <style:style style:name="T3" style:family="text">
      <style:text-properties fo:language="en" fo:country="GB"/>
    </style:style>
    <style:style style:name="T4" style:family="text">
      <style:text-properties fo:language="fr" fo:country="F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Differentialdiagnose d. Vitien</text:p>
      <text:p text:style-name="Standard"/>
      <text:p text:style-name="P29">Mitralklappenprolaps</text:p>
      <text:p text:style-name="P8"/>
      <text:list xml:id="list3059440358" text:style-name="WW8Num2">
        <text:list-item>
          <text:h text:style-name="P1" text:outline-level="1">Systolische Klicks</text:h>
        </text:list-item>
        <text:list-item>
          <text:p text:style-name="P9">Mitralinsuffizienz-Systolikum</text:p>
        </text:list-item>
        <text:list-item>
          <text:p text:style-name="P9">Neigung zu niedrigem Körpergewicht und Hypotonie</text:p>
        </text:list-item>
        <text:list-item>
          <text:p text:style-name="P9">EKG meist unauffällig</text:p>
        </text:list-item>
      </text:list>
      <text:p text:style-name="Standard"/>
      <text:p text:style-name="P20">Mitralklappeninsuffizienz</text:p>
      <text:p text:style-name="P20"/>
      <text:list xml:id="list4028010527" text:style-name="WW8Num4">
        <text:list-item>
          <text:p text:style-name="P10">Nach 1. HT hochfrequentes bandförmiges Systolikum, p.m. über Herzspitze, Fortleitung in Axilla</text:p>
        </text:list-item>
        <text:list-item>
          <text:p text:style-name="P10">Höhergradig: kurzes Intervall-Diastolikum</text:p>
        </text:list-item>
        <text:list-item>
          <text:p text:style-name="P10">Ev. 3.HT</text:p>
        </text:list-item>
        <text:list-item>
          <text:h text:style-name="P2" text:outline-level="1">LV vergrössert, ev. Auch RV</text:h>
        </text:list-item>
        <text:list-item>
          <text:h text:style-name="P2" text:outline-level="1">Pulmonal-venöse Kongestion</text:h>
        </text:list-item>
        <text:list-item>
          <text:p text:style-name="P10">Klappenumfang von mehr als 13 cm</text:p>
        </text:list-item>
      </text:list>
      <text:p text:style-name="Standard"/>
      <text:p text:style-name="P20">Mitralklappenstenose</text:p>
      <text:p text:style-name="P20"/>
      <text:list xml:id="list3312553388" text:style-name="WW8Num12">
        <text:list-item>
          <text:p text:style-name="P22">Paukender 1. HT<text:tab/></text:p>
        </text:list-item>
        <text:list-item>
          <text:h text:style-name="P3" text:outline-level="1">MÖT = Mitralklappen-Öffnungston</text:h>
        </text:list-item>
        <text:list-item>
          <text:p text:style-name="P11">Diastolisches Decrescendo, im fortgeschrittenen Stadium auch präsystol. Crescendo</text:p>
        </text:list-item>
        <text:list-item>
          <text:p text:style-name="P11">Öffnungsfläche &lt; 2 cm statt 4,5 cm</text:p>
        </text:list-item>
        <text:list-item>
          <text:p text:style-name="P11">Rechtsherzhypertrophie</text:p>
        </text:list-item>
        <text:list-item>
          <text:p text:style-name="P11">Tachyarrhythmien</text:p>
        </text:list-item>
      </text:list>
      <text:p text:style-name="Standard"/>
      <text:p text:style-name="P20">Aortenklappeninsuffizienz</text:p>
      <text:p text:style-name="P20"/>
      <text:list xml:id="list3855495308" text:style-name="WW8Num6">
        <text:list-item>
          <text:h text:style-name="P6" text:outline-level="1">Diastol. Decrescendo nach 2.HT über Aorta / Erb</text:h>
        </text:list-item>
        <text:list-item>
          <text:p text:style-name="P12">Spindelförmiges Systolikum</text:p>
        </text:list-item>
        <text:list-item>
          <text:h text:style-name="P4" text:outline-level="1">Austin-Flint-Geräusch: Rumpelndes spätdiastolisches Geräusch</text:h>
        </text:list-item>
        <text:list-item>
          <text:p text:style-name="P12">Femoralarterien: <text:s/>Pistolenschuss-Phänomen: Doppelton</text:p>
        </text:list-item>
        <text:list-item>
          <text:p text:style-name="P12">Linksherzhypertrophie</text:p>
        </text:list-item>
      </text:list>
      <text:p text:style-name="Standard"/>
      <text:p text:style-name="P20">Aortenklappenstenose</text:p>
      <text:p text:style-name="P23"><text:tab/></text:p>
      <text:list xml:id="list3646787208" text:style-name="WW8Num8">
        <text:list-item>
          <text:h text:style-name="P5" text:outline-level="1">Spindelförmiges raues Systolikum</text:h>
        </text:list-item>
        <text:list-item>
          <text:p text:style-name="P24">Frühsystol. Ejection click<text:tab/></text:p>
        </text:list-item>
        <text:list-item>
          <text:p text:style-name="P13">Hochgradig: 2. HT leiser</text:p>
        </text:list-item>
        <text:list-item>
          <text:p text:style-name="P13">2.HT atemvariabel gespalten; hochgradig: paradox gespalten</text:p>
        </text:list-item>
        <text:list-item>
          <text:p text:style-name="P13">kombiniert mit AI: Diastolikum</text:p>
        </text:list-item>
      </text:list>
      <text:p text:style-name="Standard"/>
      <text:p text:style-name="P20">Aortenisthmusstenose</text:p>
      <text:p text:style-name="P20"/>
      <text:list xml:id="list313114053" text:style-name="WW8Num10">
        <text:list-item>
          <text:p text:style-name="P14">2.HT gespalten</text:p>
        </text:list-item>
        <text:list-item>
          <text:p text:style-name="P14"><text:soft-page-break/>Aortaler Click</text:p>
        </text:list-item>
        <text:list-item>
          <text:p text:style-name="P14">Gefässgeräusch in Rücken / interscapulär</text:p>
        </text:list-item>
        <text:list-item>
          <text:p text:style-name="P14">Intervallsystol. Spindelgeräusch in Aortenareal</text:p>
        </text:list-item>
        <text:list-item>
          <text:p text:style-name="P14">Diastol. Decrescendo nach Klappenschluss</text:p>
        </text:list-item>
        <text:list-item>
          <text:p text:style-name="P14">Kollateralgefässe: Kontinuierl. Geräusche</text:p>
        </text:list-item>
      </text:list>
      <text:p text:style-name="Standard"/>
      <text:p text:style-name="P21">Pulmonalklappenstenose</text:p>
      <text:p text:style-name="P21"/>
      <text:list xml:id="list2111449355" text:style-name="WW8Num3">
        <text:list-item>
          <text:p text:style-name="P25">Frühsystol. Pulmonaler ejection click</text:p>
        </text:list-item>
        <text:list-item>
          <text:p text:style-name="P15">2. HT weit gespalten</text:p>
        </text:list-item>
        <text:list-item>
          <text:p text:style-name="P15">systol. Austreibungsgeräusch</text:p>
        </text:list-item>
        <text:list-item>
          <text:p text:style-name="P15">Rechtsherzhypertrophie</text:p>
        </text:list-item>
      </text:list>
      <text:p text:style-name="Standard"/>
      <text:p text:style-name="P20">Pulmonalklappeninsuffizienz</text:p>
      <text:p text:style-name="P20"/>
      <text:list xml:id="list3146913231" text:style-name="WW8Num9">
        <text:list-item>
          <text:p text:style-name="P16">Pulmonal-arterielle Hypertension</text:p>
        </text:list-item>
        <text:list-item>
          <text:p text:style-name="P16">Austreibungston / Austreibungsgeräusch</text:p>
        </text:list-item>
        <text:list-item>
          <text:p text:style-name="P16">Pulmonalton verspätet / akzentuiert</text:p>
        </text:list-item>
        <text:list-item>
          <text:p text:style-name="P16">Diastol. Geräusch</text:p>
        </text:list-item>
        <text:list-item>
          <text:p text:style-name="P16">Rechtsherzhypertrophie (fortgeschritten: Insuffizienz)</text:p>
        </text:list-item>
      </text:list>
      <text:p text:style-name="Standard"/>
      <text:p text:style-name="Standard"/>
      <text:h text:style-name="P7" text:outline-level="2">Ventrikelseptumdefekt</text:h>
      <text:p text:style-name="P8"/>
      <text:list xml:id="list3082532956" text:style-name="WW8Num7">
        <text:list-item>
          <text:p text:style-name="P27">Hochfrequentes, frühsystol. Presstrahlgeräusch</text:p>
        </text:list-item>
        <text:list-item>
          <text:p text:style-name="P27">Gespaltener 2. HT</text:p>
        </text:list-item>
      </text:list>
      <text:p text:style-name="Standard"/>
      <text:p text:style-name="P20">Vorhofseptumdefekt</text:p>
      <text:p text:style-name="P20"/>
      <text:list xml:id="list1088770110" text:style-name="WW8Num5">
        <text:list-item>
          <text:p text:style-name="P17">Fixierter gespaltener 2.HT</text:p>
        </text:list-item>
        <text:list-item>
          <text:p text:style-name="P17">Systol. Intervallgeräusch</text:p>
        </text:list-item>
        <text:list-item>
          <text:p text:style-name="P17">Frühdiastol. Intervallgeräusch</text:p>
        </text:list-item>
      </text:list>
      <text:p text:style-name="Standard"/>
      <text:h text:style-name="Heading_20_3" text:outline-level="3">Transposition d. Gefässe</text:h>
      <text:p text:style-name="P28"/>
      <text:list xml:id="list3010888445" text:style-name="WW8Num1">
        <text:list-item>
          <text:p text:style-name="P18">Lauter 2. HT</text:p>
        </text:list-item>
        <text:list-item>
          <text:p text:style-name="P18">Ev. Systol. Geräusch (bis frühdiastolisch)</text:p>
        </text:list-item>
        <text:list-item>
          <text:p text:style-name="P18">Ev. Mesosystol. Intervallgeräusch</text:p>
        </text:list-item>
      </text:list>
      <text:p text:style-name="Standard"/>
      <text:p text:style-name="P20">Fallot-Tetralogie</text:p>
      <text:p text:style-name="P20"/>
      <text:list xml:id="list1740006653" text:style-name="WW8Num11">
        <text:list-item>
          <text:p text:style-name="P19">Lauter 2. HT</text:p>
        </text:list-item>
        <text:list-item>
          <text:p text:style-name="P26">Aortaler Ejection – Click</text:p>
        </text:list-item>
        <text:list-item>
          <text:p text:style-name="P26">Systol. Austreibungsgeräusch</text:p>
        </text:list-item>
        <text:list-item>
          <text:p text:style-name="P26">Diastol. Refluxgeräusch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de" fo:country="CH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de" fo:country="CH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6pt" style:font-size-asian="1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4pt" fo:font-weight="bold" style:font-size-asian="14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4pt" fo:language="fr" fo:country="FR" style:font-size-asian="14pt"/>
    </style:style>
    <style:style style:name="Subtitle" style:family="paragraph" style:parent-style-name="Standard" style:next-style-name="Text_20_body" style:class="chapter">
      <style:text-properties fo:font-size="14pt" fo:font-weight="bold" style:font-size-asian="14pt" style:font-weight-asian="bold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ifferentialdiagnose d</dc:title>
    <dc:subject/>
    <meta:keyword/>
    <dc:description/>
    <meta:initial-creator>ic01land / claudine blum</meta:initial-creator>
    <meta:creation-date>2002-01-30T21:11:00</meta:creation-date>
    <dc:creator>Marc Landolt</dc:creator>
    <dc:date>2010-11-01T17:33:00</dc:date>
    <meta:print-date>2010-10-29T22:13:00</meta:print-date>
    <meta:editing-cycles>3</meta:editing-cycles>
    <meta:document-statistic meta:table-count="0" meta:image-count="0" meta:object-count="0" meta:page-count="2" meta:paragraph-count="67" meta:word-count="252" meta:character-count="2062" meta:non-whitespace-character-count="1924"/>
    <meta:generator>LibreOffice/7.3.2.2$Windows_X86_64 LibreOffice_project/49f2b1bff42cfccbd8f788c8dc32c1c309559be0</meta:generator>
  </office:meta>
</office:document-meta>
</file>